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language="ru" fo:country="RU"/>
    </style:style>
    <style:style style:name="P4" style:family="paragraph" style:parent-style-name="Standard">
      <style:paragraph-properties fo:text-align="center" style:justify-single-word="false"/>
      <style:text-properties fo:language="ru" fo:country="RU"/>
    </style:style>
    <style:style style:name="T1" style:family="text">
      <style:text-properties fo:language="en" fo:country="US"/>
    </style:style>
    <style:style style:name="T2"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Изготовление электронных блоков управления пневматикой и двигателями включает в себя изготовление печатных плат на материале <text:span text:style-name="T1">FR4 </text:span><text:span text:style-name="T2">1.5мм, пайку электронных компонентов на полученные печатные платы, настройку полученных плат и сборку готовых устройств.</text:span></text:p>
      <text:p text:style-name="P1"/>
      <text:p text:style-name="P1">Изготовление печатных плат.</text:p>
      <text:p text:style-name="P2">Процесс изготовления печатных плат состоит из 14 этапов.</text:p>
      <text:p text:style-name="Standard"/>
      <text:p text:style-name="Standard">Этап 1 <text:span text:style-name="T2">включает в себя п</text:span>одготовку заготовок, сверление и фрезеровку металлизируемых отверстий и зачистку заусенцев.</text:p>
      <text:p text:style-name="Standard"><text:s/></text:p>
      <text:p text:style-name="Standard">Этап 2 - создание в отверстиях проводящего подслоя.</text:p>
      <text:p text:style-name="Standard"><text:s/></text:p>
      <text:p text:style-name="Standard">Этап 3 - нанесение фоторезиста.</text:p>
      <text:p text:style-name="Standard"><text:s/></text:p>
      <text:p text:style-name="Standard">Этап 4 включает совмещение рисунка отверстий с фотошаблоном и экспонирование фоторезиста.</text:p>
      <text:p text:style-name="Standard"><text:s/></text:p>
      <text:p text:style-name="Standard">Этап 5 - проявление фоторезиста.</text:p>
      <text:p text:style-name="Standard"><text:s/></text:p>
      <text:p text:style-name="Standard">Этап 6 - гальваническое наращивание меди в отверстиях и на дорожках.</text:p>
      <text:p text:style-name="Standard"><text:s/></text:p>
      <text:p text:style-name="Standard">Этап 7 - гальваническое наращивание металлорезиста поверх слоя меди.</text:p>
      <text:p text:style-name="Standard"><text:s/></text:p>
      <text:p text:style-name="Standard">Этап 8 - снятие фоторезиста.</text:p>
      <text:p text:style-name="Standard"><text:s/></text:p>
      <text:p text:style-name="Standard">Этап 9 - травление меди в щелочном травителе.</text:p>
      <text:p text:style-name="Standard"><text:s/></text:p>
      <text:p text:style-name="Standard">Этап 10 включает снятие металлорезиста, очистку поверхности перед инспекцией, автоматическую оптическую инспекцию или тестирование.</text:p>
      <text:p text:style-name="Standard"><text:s/></text:p>
      <text:p text:style-name="Standard">Этап 11 включает обезжиривание поверхности перед нанесением паяльной маски, нанесение паяльной маски, предварительная сушка паяльной маски на отлипание.</text:p>
      <text:p text:style-name="Standard"><text:s/></text:p>
      <text:p text:style-name="Standard">Этап 12 - совмещение рисунка фотошаблона маски, экспонирование паяльной маски, проявление паяльной маски.</text:p>
      <text:p text:style-name="Standard"><text:s/></text:p>
      <text:p text:style-name="Standard">Этап 13 включает нанесение маркировочной краски, предварительную сушку маркировочной краски на отлипание, совмещение рисунка фотошаблона маркировки, экспонирование маркировки, проявление рисунка маркировки, задубливание паяльной маски и рисунка маркировки.</text:p>
      <text:p text:style-name="Standard"><text:s/></text:p>
      <text:p text:style-name="Standard">Этап 14 - нанесение финишного покрытия, сверление и фрезеровка неметаллизируемых отверстий, фрезеровка печатной платы по контуру, окончательная отмывка, электротестирование, приёмка плат ОТК, упаковка готовых печатных плат.</text:p>
      <text:p text:style-name="Standard"/>
      <text:p text:style-name="P1">Пайка электронных компонент.</text:p>
      <text:p text:style-name="P2">Пайка должна производиться флюсом ЛТИ-120 и припоем ПОС-61с температурой плавления 190С диаметром 0.8мм. Температура паяльника должна быть в пределах 220С - 240С.</text:p>
      <text:p text:style-name="P2"/>
      <text:p text:style-name="P2">Пайка акселерометра<text:span text:style-name="T2"> должна осущствляться с соблюдением правил </text:span><text:span text:style-name="T1">JEDEC J-STD-020.</text:span></text:p>
      <text:p text:style-name="P2"><text:span text:style-name="T1"/></text:p>
      <text:p text:style-name="P3">Пайка микроконтроллера должна осуществляться с соблюдением правил <text:span text:style-name="T1">JEDEC </text:span><text:soft-page-break/><text:span text:style-name="T1">JESD22A111.</text:span></text:p>
      <text:p text:style-name="P3"><text:span text:style-name="T1"/></text:p>
      <text:p text:style-name="P3">Прочие микросхемы при пайке не должны перегреваться выше 150С.</text:p>
      <text:p text:style-name="P3"/>
      <text:p text:style-name="P3">Температурных ограничений в пределах, описанных выше, для пайки <text:span text:style-name="T1">SMD </text:span>компонент нет.</text:p>
      <text:p text:style-name="P3"/>
      <text:p text:style-name="P3">Температурных ограничений на пайку выводных разъёмов в пределах, описанных выше, нет.</text:p>
      <text:p text:style-name="P3"/>
      <text:p text:style-name="P3">Выводные конденсаторы и дроссели при пайке не должны перегреваться выше температуры, указанной на корпусе.</text:p>
      <text:p text:style-name="P3"/>
      <text:p text:style-name="P4">Настройка.</text:p>
      <text:p text:style-name="P3">Каждая плата блока управления пневматикой и двигателями должна быть снабжена уникальным адресом. Для этих целей на разъём адреса всех плат кроме должена быть одета перемычка на пины, соотвествтующие бинарному адресу платы. При этом отсутствие пересычки означает бинарный 0, наличие — 1. Первая плата управления пневматикой должна иметь адрес 0, вторая — 1, третья — 2. Первая плата управления двигателями должна иметь адрес 0, вторая — 1.</text:p>
      <text:p text:style-name="P3"/>
      <text:p text:style-name="P4">Сборка.</text:p>
      <text:p text:style-name="P3">Сборка электронных блоков управления осуществлается последовательно путём подключения разъёмов питания и обмена данными<text:span text:style-name="T1"> </text:span>с совмещением до упора.</text:p>
      <text:p text:style-name="P3"/>
      <text:p text:style-name="P3">Блок управления роботом модели «50» должен включать в себя 3 платы управления пневматикой и 2 платы управления двигателями.</text:p>
      <text:p text:style-name="P3"/>
      <text:p text:style-name="P3">Блок упралвения роботом «1.5» должен включать в себя 3 платы упралвения пневматикой и 1 плату управления двигателями.</text:p>
      <text:p text:style-name="P3"/>
      <text:p text:style-name="P3">После сборки блок через крышку помещается в корпус. После помещения в корпус крышка блока закрепляется четырьмя винтами, входящими в комплект корпуса<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a</meta:initial-creator>
    <meta:creation-date>2013-02-12T14:08:28.98</meta:creation-date>
    <dc:date>2013-02-12T14:46:54.40</dc:date>
    <dc:creator>a a</dc:creator>
    <meta:editing-duration>PT00H38M21S</meta:editing-duration>
    <meta:editing-cycles>12</meta:editing-cycles>
    <meta:generator>OpenOffice.org/3.2$Win32 OpenOffice.org_project/320m12$Build-9483</meta:generator>
    <meta:document-statistic meta:table-count="0" meta:image-count="0" meta:object-count="0" meta:page-count="2" meta:paragraph-count="45" meta:word-count="446" meta:character-count="3413"/>
  </office:meta>
</office:document-meta>
</file>